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ExistsException.NodeTypeExist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ExistsException.NodeTypeExist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ExistsException.NodeTypeExists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ExistsException.NodeTypeExists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